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24E000001AF1CE576F69E49317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Symbol" svg:font-family="Symbol"/>
    <style:font-face style:name="Tahoma1" svg:font-family="Tahoma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4">
      <style:graphic-properties draw:stroke="solid" svg:stroke-width="0.026cm" svg:stroke-color="#000000" draw:stroke-linejoin="miter" draw:fill="solid" draw:fill-color="#ffcc99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6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 style:list-style-name="L4">
      <style:graphic-properties draw:stroke="solid" svg:stroke-width="0.026cm" svg:stroke-color="#000000" draw:stroke-linejoin="miter" draw:fill="solid" draw:fill-color="#ff99cc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10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 style:list-style-name="L4">
      <style:graphic-properties draw:stroke="solid" svg:stroke-width="0.026cm" svg:stroke-color="#000000" draw:stroke-linejoin="miter" draw:fill="solid" draw:fill-color="#f0ad00" draw:opacity="50%" draw:textarea-vertical-align="middle" draw:auto-grow-height="false" draw:fit-to-size="false" style:shrink-to-fit="false" fo:min-height="3.137cm" fo:min-width="3.098cm" fo:padding-top="0.125cm" fo:padding-bottom="0.125cm" fo:padding-left="0.25cm" fo:padding-right="0.25cm" fo:wrap-option="no-wrap"/>
    </style:style>
    <style:style style:name="gr12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objectwithoutfill">
      <style:graphic-properties svg:stroke-width="0.212cm" svg:stroke-color="#21409a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4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15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16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17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.079cm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none" svg:stroke-width="0.035cm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0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1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2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3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</style:style>
    <style:style style:name="gr2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5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6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7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draw:fill="none" fo:min-height="0.63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30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31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3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33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34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35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36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37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</style:style>
    <style:style style:name="gr38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39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40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41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4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43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44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45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46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47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48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49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</style:style>
    <style:style style:name="gr50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51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52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5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26cm" svg:stroke-color="#000000" draw:stroke-linejoin="miter" draw:fill="solid" draw:fill-color="#ffff99" draw:opacity="50%" draw:textarea-vertical-align="middle" draw:auto-grow-height="false" draw:fit-to-size="false" style:shrink-to-fit="false" fo:min-height="11.392cm" fo:min-width="11.565cm" fo:padding-top="0.125cm" fo:padding-bottom="0.125cm" fo:padding-left="0.25cm" fo:padding-right="0.25cm" fo:wrap-option="no-wrap"/>
    </style:style>
    <style:style style:name="gr55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6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7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9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cc99ff" draw:opacity="50%" draw:textarea-vertical-align="middle" draw:auto-grow-height="false" draw:fit-to-size="false" style:shrink-to-fit="false" fo:min-height="11.392cm" fo:min-width="0.135cm" fo:padding-top="0.125cm" fo:padding-bottom="0.125cm" fo:padding-left="0.25cm" fo:padding-right="0.25cm" fo:wrap-option="no-wrap"/>
    </style:style>
    <style:style style:name="gr61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63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64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65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66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67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68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69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</style:style>
    <style:style style:name="gr70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71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72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7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26cm" svg:stroke-color="#000000" draw:stroke-linejoin="miter" draw:fill="solid" draw:fill-color="#ffff99" draw:opacity="51%" draw:textarea-vertical-align="middle" draw:auto-grow-height="false" draw:fit-to-size="false" style:shrink-to-fit="false" fo:min-height="9.063cm" fo:min-width="7.332cm" fo:padding-top="0.125cm" fo:padding-bottom="0.125cm" fo:padding-left="0.25cm" fo:padding-right="0.25cm" fo:wrap-option="no-wrap"/>
    </style:style>
    <style:style style:name="gr75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6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7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8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443cm" fo:min-width="0cm" fo:padding-top="0.125cm" fo:padding-bottom="0.125cm" fo:padding-left="0.25cm" fo:padding-right="0.25cm" fo:wrap-option="no-wrap"/>
    </style:style>
    <style:style style:name="gr79" style:family="graphic" style:parent-style-name="standard" style:list-style-name="L4">
      <style:graphic-properties draw:stroke="solid" svg:stroke-width="0.026cm" svg:stroke-color="#000000" draw:stroke-linejoin="miter" draw:fill="solid" draw:fill-color="#f0ad00" draw:opacity="51%" draw:textarea-vertical-align="middle" draw:auto-grow-height="false" draw:fit-to-size="false" style:shrink-to-fit="false" fo:min-height="1.867cm" fo:min-width="6.485cm" fo:padding-top="0.125cm" fo:padding-bottom="0.125cm" fo:padding-left="0.25cm" fo:padding-right="0.25cm" fo:wrap-option="no-wrap"/>
    </style:style>
    <style:style style:name="gr80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81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2" style:family="graphic" style:parent-style-name="standard">
      <style:graphic-properties draw:stroke="dash" draw:stroke-dash="Dashed_20__28_var_29__20_4" svg:stroke-width="0.079cm" svg:stroke-color="#ff0000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83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draw:auto-grow-height="true" fo:min-height="2.629cm"/>
    </style:style>
    <style:style style:name="pr6" style:family="presentation" style:parent-style-name="Subtitle-notes">
      <style:graphic-properties draw:fill-color="#ffffff" draw:auto-grow-height="true" fo:min-height="13.364cm"/>
    </style:style>
    <style:style style:name="pr7" style:family="presentation" style:parent-style-name="Default-title">
      <style:graphic-properties fo:min-height="2.503cm"/>
    </style:style>
    <style:style style:name="pr8" style:family="presentation" style:parent-style-name="Default-title">
      <style:graphic-properties fo:min-height="2.065cm"/>
    </style:style>
    <style:style style:name="pr9" style:family="presentation" style:parent-style-name="Default-title">
      <style:graphic-properties fo:min-height="3.782cm"/>
    </style:style>
    <style:style style:name="pr10" style:family="presentation" style:parent-style-name="Default-title">
      <style:graphic-properties fo:min-height="5.356cm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0" style:family="paragraph">
      <loext:graphic-properties draw:fill="solid" draw:fill-color="#ffcc99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ff99cc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solid" draw:fill-color="#f0ad00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solid" draw:fill-color="#680000" draw:opacity="50%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solid" draw:fill-color="#f0ad00" draw:opacity="50%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loext:graphic-properties draw:fill="solid" draw:fill-color="#60b5cc" draw:opacity="50%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loext:graphic-properties draw:fill="none"/>
    </style:style>
    <style:style style:name="P24" style:family="paragraph">
      <loext:graphic-properties draw:fill="none" draw:fill-color="#ffffff"/>
    </style:style>
    <style:style style:name="P25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26" style:family="paragraph">
      <loext:graphic-properties draw:fill="solid" draw:fill-color="#ffff99" draw:opacity="50%"/>
      <style:paragraph-properties fo:text-align="start" style:font-independent-line-spacing="true"/>
      <style:text-properties fo:font-size="18pt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8" style:family="paragraph">
      <loext:graphic-properties draw:fill="solid" draw:fill-color="#cc99ff" draw:opacity="50%"/>
      <style:paragraph-properties fo:text-align="start" style:font-independent-line-spacing="true"/>
      <style:text-properties fo:font-size="18pt"/>
    </style:style>
    <style:style style:name="P29" style:family="paragraph">
      <loext:graphic-properties draw:fill="solid" draw:fill-color="#ffff99" draw:opacity="51%"/>
      <style:paragraph-properties fo:text-align="start" style:font-independent-line-spacing="true"/>
      <style:text-properties fo:font-size="18pt"/>
    </style:style>
    <style:style style:name="P30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32" style:family="paragraph">
      <loext:graphic-properties draw:fill="solid" draw:fill-color="#ff00ff"/>
      <style:paragraph-properties fo:text-align="start" style:font-independent-line-spacing="true"/>
      <style:text-properties fo:font-size="18pt"/>
    </style:style>
    <style:style style:name="P33" style:family="paragraph">
      <loext:graphic-properties draw:fill="solid" draw:fill-color="#f0ad00" draw:opacity="51%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36" style:family="paragraph">
      <style:paragraph-properties fo:margin-left="0.33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8" style:family="paragraph">
      <style:paragraph-properties fo:margin-left="0cm" fo:margin-right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9" style:family="paragraph">
      <style:paragraph-properties fo:margin-left="0cm" fo:margin-right="0cm" fo:margin-top="0.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41" style:family="paragraph">
      <style:text-properties style:use-window-font-color="tru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21409a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9" style:family="text">
      <style:text-properties fo:font-variant="normal" fo:text-transform="none" fo:color="#0066b3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2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3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4" style:family="text">
      <style:text-properties fo:font-variant="normal" fo:text-transform="none" fo:color="#60b5cc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T19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0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21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22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23" style:family="text">
      <style:text-properties fo:font-variant="normal" fo:text-transform="none" fo:color="#008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T24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25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26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Tahoma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28" style:family="text">
      <style:text-properties fo:font-variant="normal" fo:text-transform="none" fo:color="#008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font-variant="normal" fo:text-transform="none" fo:color="#008000" style:text-line-through-style="none" style:text-line-through-type="none" style:text-position="0% 100%" style:font-name="Corbel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30" style:family="text">
      <style:text-properties fo:font-size="15pt" style:font-size-asian="15pt" style:font-size-complex="15pt"/>
    </style:style>
    <style:style style:name="T31" style:family="text">
      <style:text-properties fo:font-variant="normal" fo:text-transform="none" fo:color="#ce181e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2" style:family="text">
      <style:text-properties fo:font-variant="normal" fo:text-transform="none" fo:color="#ce181e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Calib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2pt" fo:letter-spacing="normal" fo:font-style="italic" fo:text-shadow="none" style:text-underline-style="none" fo:font-weight="bold" style:letter-kerning="true" fo:background-color="transparent" style:font-name-asian="Noto Sans CJK SC Regular" style:font-size-asian="32pt" style:font-style-asian="italic" style:font-weight-asian="bold" style:font-name-complex="Calibri" style:font-size-complex="32pt" style:font-style-complex="italic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2pt" fo:letter-spacing="normal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Calib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21409a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Calibri" style:font-size-complex="3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8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9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40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42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43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Lucida Sans Unicode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orbe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6" style:family="text">
      <style:text-properties fo:font-variant="normal" fo:text-transform="none" fo:color="#d60093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47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48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49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50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51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52" style:family="text">
      <style:text-properties style:text-position="-33% 58%"/>
    </style:style>
    <style:style style:name="T53" style:family="text">
      <style:text-properties fo:font-variant="normal" fo:text-transform="none" fo:color="#21409a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-25% 58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Symbol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57" style:family="text">
      <style:text-properties fo:font-variant="normal" fo:text-transform="none" fo:color="#ce181e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58" style:family="text">
      <style:text-properties fo:font-variant="normal" fo:text-transform="none" fo:color="#d60093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59" style:family="text">
      <style:text-properties fo:font-variant="normal" fo:text-transform="none" fo:color="#21409a" style:text-line-through-style="none" style:text-line-through-type="none" style:text-position="-25% 58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60" style:family="text">
      <style:text-properties fo:font-variant="normal" fo:text-transform="none" fo:color="#21409a" style:text-line-through-style="none" style:text-line-through-type="none" style:text-position="30% 58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1" style:family="text">
      <style:text-properties fo:font-variant="normal" fo:text-transform="none" fo:color="#ce181e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2" style:family="text">
      <style:text-properties fo:font-variant="normal" fo:text-transform="none" fo:color="#ce181e" style:text-line-through-style="none" style:text-line-through-type="none" style:text-position="-25% 58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30% 58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4" style:family="text">
      <style:text-properties fo:font-variant="normal" fo:text-transform="none" fo:color="#ff0066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65" style:family="text">
      <style:text-properties fo:font-variant="normal" fo:text-transform="none" fo:color="#21409a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66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67" style:family="text">
      <style:text-properties fo:font-variant="normal" fo:text-transform="none" fo:color="#0066b3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68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69" style:family="text">
      <style:text-properties fo:font-variant="normal" fo:text-transform="none" fo:color="#0066b3" style:text-line-through-style="none" style:text-line-through-type="none" style:text-position="-25% 58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70" style:family="text">
      <style:text-properties fo:font-variant="normal" fo:text-transform="none" fo:color="#000000" style:text-line-through-style="none" style:text-line-through-type="none" style:text-position="-25% 58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72" style:family="text">
      <style:text-properties fo:font-variant="normal" fo:text-transform="none" fo:color="#ce181e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73" style:family="text">
      <style:text-properties fo:font-variant="normal" fo:text-transform="none" fo:color="#ff0066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76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cc00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Locality-Sensitive Hashing</text:span></text:p>
            <text:p text:style-name="P1"><text:span text:style-name="T1">(LSH)</text:span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09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 for this deck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Mining of Massive Datasets 2<text:span text:style-name="T4">nd</text:span> edition (2014) by Leskovec et al. (Chapter 3) [<text:a xlink:href="http://www.mmds.org/mmds/v2.1/ch03-lsh.pptx" xlink:type="simple">slides ch3</text:a>]<text:span text:style-name="T5">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486cm" svg:y="5.842cm" presentation:class="title" presentation:user-transformed="true">
          <draw:text-box>
            <text:p>Locality-sensitive hashing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inal step: <text:span text:style-name="T6">locality-sensitive hashing</text:span></text:p>
          </draw:text-box>
        </draw:frame>
        <draw:custom-shape draw:name="AutoShape 3" draw:style-name="gr5" draw:text-style-name="P10" draw:layer="layout" svg:width="3.809cm" svg:height="2.751cm" draw:transform="rotate (1.5692255304681) translate (5.019cm 8.37cm)">
          <text:p text:style-name="P9"><text:span text:style-name="T7">Shingling</text:span></text:p>
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<draw:equation draw:name="f0" draw:formula="5400+0-0"/>
            <draw:equation draw:name="f1" draw:formula="21600+0-5400"/>
            <draw:equation draw:name="f2" draw:formula="5400*1/2"/>
            <draw:equation draw:name="f3" draw:formula="21600+0-?f2 "/>
            <draw:equation draw:name="f4" draw:formula="(5400+21600)/2"/>
            <draw:equation draw:name="f5" draw:formula="(?f1 +0)/2"/>
            <draw:equation draw:name="f6" draw:formula="21600*21600/5400"/>
            <draw:equation draw:name="f7" draw:formula="?f6 *1/2"/>
            <draw:equation draw:name="f8" draw:formula="21600+0-?f7 "/>
            <draw:equation draw:name="f9" draw:formula="21600*1/2"/>
            <draw:equation draw:name="f10" draw:formula="5400+0-?f9 "/>
            <draw:equation draw:name="f11" draw:formula="if(?f10 ,?f8 ,0)"/>
            <draw:equation draw:name="f12" draw:formula="if(?f10 ,?f7 ,21600)"/>
            <draw:equation draw:name="f13" draw:formula="18900*logwidth/21600"/>
            <draw:equation draw:name="f14" draw:formula="10800*logheight/21600"/>
            <draw:equation draw:name="f15" draw:formula="10800*logwidth/21600"/>
            <draw:equation draw:name="f16" draw:formula="21600*logheight/21600"/>
            <draw:equation draw:name="f17" draw:formula="2700*logwidth/21600"/>
            <draw:equation draw:name="f18" draw:formula="10800*logheight/21600"/>
            <draw:equation draw:name="f19" draw:formula="10800*logwidth/21600"/>
            <draw:equation draw:name="f20" draw:formula="0*logheight/21600"/>
            <draw:equation draw:name="f21" draw:formula="4500*logwidth/21600"/>
            <draw:equation draw:name="f22" draw:formula="4500*logheight/21600"/>
            <draw:equation draw:name="f23" draw:formula="17100*logwidth/21600"/>
            <draw:equation draw:name="f24" draw:formula="17100*logheight/21600"/>
          </draw:enhanced-geometry>
        </draw:custom-shape>
        <draw:custom-shape draw:name="Text Box 6" draw:style-name="gr6" draw:text-style-name="P12" draw:layer="layout" svg:width="3.568cm" svg:height="1.013cm" svg:x="0.322cm" svg:y="5.845cm">
          <text:p text:style-name="P11"><text:span text:style-name="T7">Docum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7" draw:text-style-name="P13" draw:layer="layout" svg:x1="3.751cm" svg:y1="6.466cm" svg:x2="5.021cm" svg:y2="6.467cm">
          <text:p/>
        </draw:line>
        <draw:g draw:name="Group 19">
          <draw:line draw:name="Line 8" draw:style-name="gr7" draw:text-style-name="P13" draw:layer="layout" svg:x1="7.773cm" svg:y1="6.466cm" svg:x2="10.948cm" svg:y2="6.467cm">
            <text:p/>
          </draw:line>
          <draw:custom-shape draw:name="Text Box 9" draw:style-name="gr8" draw:text-style-name="P12" draw:layer="layout" svg:width="3.708cm" svg:height="4.823cm" svg:x="7.588cm" svg:y="8.795cm">
            <text:p text:style-name="P11"><text:span text:style-name="T7">The set</text:span></text:p>
            <text:p text:style-name="P11"><text:span text:style-name="T7">of strings</text:span></text:p>
            <text:p text:style-name="P11"><text:span text:style-name="T7">of length </text:span><text:span text:style-name="T8">k</text:span></text:p>
            <text:p text:style-name="P11"><text:span text:style-name="T7">that appear</text:span></text:p>
            <text:p text:style-name="P11"><text:span text:style-name="T7">in the</text:span></text:p>
            <text:p text:style-name="P11"><text:span text:style-name="T7">docu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7" draw:text-style-name="P13" draw:layer="layout" svg:x1="9.255cm" svg:y1="8.583cm" svg:x2="9.256cm" svg:y2="6.466cm">
            <text:p/>
          </draw:line>
        </draw:g>
        <draw:g draw:name="Group 20">
          <draw:custom-shape draw:name="AutoShape 4" draw:style-name="gr9" draw:text-style-name="P14" draw:layer="layout" svg:width="3.809cm" svg:height="2.751cm" draw:transform="rotate (1.5692255304681) translate (10.945cm 8.37cm)">
            <text:p text:style-name="P9"><text:span text:style-name="T7">Min </text:span><text:span text:style-name="T7"><text:line-break/></text:span><text:span text:style-name="T7">Hashing</text:span></text:p>
  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  <draw:equation draw:name="f0" draw:formula="5400+0-0"/>
              <draw:equation draw:name="f1" draw:formula="21600+0-5400"/>
              <draw:equation draw:name="f2" draw:formula="5400*1/2"/>
              <draw:equation draw:name="f3" draw:formula="21600+0-?f2 "/>
              <draw:equation draw:name="f4" draw:formula="(5400+21600)/2"/>
              <draw:equation draw:name="f5" draw:formula="(?f1 +0)/2"/>
              <draw:equation draw:name="f6" draw:formula="21600*21600/5400"/>
              <draw:equation draw:name="f7" draw:formula="?f6 *1/2"/>
              <draw:equation draw:name="f8" draw:formula="21600+0-?f7 "/>
              <draw:equation draw:name="f9" draw:formula="21600*1/2"/>
              <draw:equation draw:name="f10" draw:formula="5400+0-?f9 "/>
              <draw:equation draw:name="f11" draw:formula="if(?f10 ,?f8 ,0)"/>
              <draw:equation draw:name="f12" draw:formula="if(?f10 ,?f7 ,21600)"/>
              <draw:equation draw:name="f13" draw:formula="18900*logwidth/21600"/>
              <draw:equation draw:name="f14" draw:formula="10800*logheight/21600"/>
              <draw:equation draw:name="f15" draw:formula="10800*logwidth/21600"/>
              <draw:equation draw:name="f16" draw:formula="21600*logheight/21600"/>
              <draw:equation draw:name="f17" draw:formula="2700*logwidth/21600"/>
              <draw:equation draw:name="f18" draw:formula="10800*logheight/21600"/>
              <draw:equation draw:name="f19" draw:formula="10800*logwidth/21600"/>
              <draw:equation draw:name="f20" draw:formula="0*logheight/21600"/>
              <draw:equation draw:name="f21" draw:formula="4500*logwidth/21600"/>
              <draw:equation draw:name="f22" draw:formula="4500*logheight/21600"/>
              <draw:equation draw:name="f23" draw:formula="17100*logwidth/21600"/>
              <draw:equation draw:name="f24" draw:formula="17100*logheight/21600"/>
            </draw:enhanced-geometry>
          </draw:custom-shape>
          <draw:line draw:name="Line 12" draw:style-name="gr7" draw:text-style-name="P13" draw:layer="layout" svg:x1="13.7cm" svg:y1="6.466cm" svg:x2="16.875cm" svg:y2="6.467cm">
            <text:p/>
          </draw:line>
          <draw:custom-shape draw:name="Text Box 14" draw:style-name="gr10" draw:text-style-name="P12" draw:layer="layout" svg:width="4.237cm" svg:height="5.585cm" svg:x="13.294cm" svg:y="8.795cm">
            <text:p text:style-name="P11"><text:span text:style-name="T9">Signatures</text:span><text:span text:style-name="T7">:</text:span></text:p>
            <text:p text:style-name="P11"><text:span text:style-name="T7">short integer</text:span></text:p>
            <text:p text:style-name="P11"><text:span text:style-name="T7">vectors that</text:span></text:p>
            <text:p text:style-name="P11"><text:span text:style-name="T7">represent the</text:span></text:p>
            <text:p text:style-name="P11"><text:span text:style-name="T7">sets, and</text:span></text:p>
            <text:p text:style-name="P11"><text:span text:style-name="T7">reflect their</text:span></text:p>
            <text:p text:style-name="P11"><text:span text:style-name="T7">simil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7" draw:text-style-name="P13" draw:layer="layout" svg:x1="15.181cm" svg:y1="8.583cm" svg:x2="15.182cm" svg:y2="6.466cm">
            <text:p/>
          </draw:line>
        </draw:g>
        <draw:g draw:name="Group 21">
          <draw:custom-shape draw:name="Rectangle 11" draw:style-name="gr11" draw:text-style-name="P15" draw:layer="layout" svg:width="3.597cm" svg:height="3.386cm" svg:x="16.875cm" svg:y="4.773cm">
            <text:p text:style-name="P9"><text:span text:style-name="T7">Locality-</text:span></text:p>
            <text:p text:style-name="P9"><text:span text:style-name="T7">Sensitive</text:span></text:p>
            <text:p text:style-name="P9"><text:span text:style-name="T7">Hash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7" draw:text-style-name="P13" draw:layer="layout" svg:x1="20.473cm" svg:y1="6.466cm" svg:x2="21.743cm" svg:y2="6.467cm">
            <text:p/>
          </draw:line>
          <draw:custom-shape draw:name="Text Box 18" draw:style-name="gr12" draw:text-style-name="P12" draw:layer="layout" svg:width="4.131cm" svg:height="5.585cm" svg:x="22.158cm" svg:y="4.015cm">
            <text:p text:style-name="P11"><text:span text:style-name="T9">Candidate</text:span></text:p>
            <text:p text:style-name="P11"><text:span text:style-name="T9">pairs</text:span><text:span text:style-name="T10">:</text:span></text:p>
            <text:p text:style-name="P11"><text:span text:style-name="T7">those pairs</text:span></text:p>
            <text:p text:style-name="P11"><text:span text:style-name="T7">of signatures</text:span></text:p>
            <text:p text:style-name="P11"><text:span text:style-name="T7">that we need</text:span></text:p>
            <text:p text:style-name="P11"><text:span text:style-name="T7">to test for</text:span></text:p>
            <text:p text:style-name="P11"><text:span text:style-name="T7">simil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3" draw:text-style-name="P16" draw:layer="layout" svg:x1="17.578cm" svg:y1="2.807cm" svg:x2="18.36cm" svg:y2="4.463cm">
          <text:p/>
        </draw:lin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SH: first idea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11"><text:span text:style-name="T11">Goal: </text:span><text:span text:style-name="T12">Find documents with Jaccard similarity at </text:span><text:span text:style-name="T12">least </text:span><text:span text:style-name="T13">s</text:span><text:span text:style-name="T14"> </text:span><text:span text:style-name="T15">(for some similarity threshold, e.g.,</text:span><text:span text:style-name="T16"> </text:span><text:span text:style-name="T17">s</text:span><text:span text:style-name="T15">=0.8)</text:span></text:p>
                <text:p text:style-name="P17"><text:span text:style-name="T18"/></text:p>
              </text:list-item>
              <text:list-item>
                <text:p text:style-name="P11"><text:span text:style-name="T11">LSH –</text:span><text:span text:style-name="T19"> General idea:</text:span><text:span text:style-name="T20"> Use a function </text:span><text:span text:style-name="T21">f(x,y)</text:span><text:span text:style-name="T20"> that tells </text:span><text:span text:style-name="T20">whether </text:span><text:span text:style-name="T21">x</text:span><text:span text:style-name="T20"> and </text:span><text:span text:style-name="T21">y</text:span><text:span text:style-name="T20"> is a </text:span><text:span text:style-name="T21">candidate pair</text:span><text:span text:style-name="T22">:</text:span><text:span text:style-name="T15"> a pair of </text:span><text:span text:style-name="T15">elements whose similarity must be evaluated</text:span></text:p>
                <text:p text:style-name="P17"><text:span text:style-name="T23"/></text:p>
              </text:list-item>
              <text:list-item>
                <text:p text:style-name="P11"><text:span text:style-name="T19">For Min-Hash matrices: 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4">Hash columns of signature matrix </text:span><text:span text:style-name="T25">M</text:span><text:span text:style-name="T24"> to many buckets</text:span></text:p>
                  </text:list-item>
                  <text:list-item>
                    <text:p><text:span text:style-name="T24">Each pair of documents that hashes</text:span><text:span text:style-name="T24"><text:line-break/></text:span><text:span text:style-name="T24">into the same bucket is a </text:span><text:span text:style-name="T26">candidate pair</text:span></text:p>
                  </text:list-item>
                </text:list>
              </text:list-item>
            </text:list>
          </draw:text-box>
        </draw:frame>
        <draw:g draw:name="Group 69">
          <draw:custom-shape draw:name="Rectangle 69" draw:style-name="gr14" draw:text-style-name="P20" draw:layer="layout" svg:width="1.587cm" svg:height="1.198cm" svg:x="25.417cm" svg:y="13.724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15" draw:text-style-name="P20" draw:layer="layout" svg:width="1.587cm" svg:height="1.198cm" svg:x="23.829cm" svg:y="13.724cm">
            <text:p text:style-name="P19"><text:span text:style-name="T2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16" draw:text-style-name="P20" draw:layer="layout" svg:width="1.587cm" svg:height="1.198cm" svg:x="22.242cm" svg:y="13.724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17" draw:text-style-name="P20" draw:layer="layout" svg:width="1.587cm" svg:height="1.198cm" svg:x="20.654cm" svg:y="13.724cm">
            <text:p text:style-name="P19"><text:span text:style-name="T2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18" draw:text-style-name="P13" draw:layer="layout" svg:x1="20.654cm" svg:y1="13.724cm" svg:x2="27.004cm" svg:y2="13.725cm">
            <text:p/>
          </draw:line>
          <draw:line draw:name="Line 74" draw:style-name="gr18" draw:text-style-name="P13" draw:layer="layout" svg:x1="20.654cm" svg:y1="14.923cm" svg:x2="27.004cm" svg:y2="14.924cm">
            <text:p/>
          </draw:line>
          <draw:line draw:name="Line 75" draw:style-name="gr18" draw:text-style-name="P13" draw:layer="layout" svg:x1="20.654cm" svg:y1="13.724cm" svg:x2="20.655cm" svg:y2="14.923cm">
            <text:p/>
          </draw:line>
          <draw:line draw:name="Line 76" draw:style-name="gr19" draw:text-style-name="P13" draw:layer="layout" svg:x1="22.241cm" svg:y1="13.724cm" svg:x2="22.242cm" svg:y2="14.923cm">
            <text:p/>
          </draw:line>
          <draw:line draw:name="Line 77" draw:style-name="gr19" draw:text-style-name="P13" draw:layer="layout" svg:x1="23.829cm" svg:y1="13.724cm" svg:x2="23.83cm" svg:y2="14.923cm">
            <text:p/>
          </draw:line>
          <draw:line draw:name="Line 78" draw:style-name="gr19" draw:text-style-name="P13" draw:layer="layout" svg:x1="25.416cm" svg:y1="13.724cm" svg:x2="25.417cm" svg:y2="14.923cm">
            <text:p/>
          </draw:line>
          <draw:line draw:name="Line 79" draw:style-name="gr18" draw:text-style-name="P13" draw:layer="layout" svg:x1="27.004cm" svg:y1="13.724cm" svg:x2="27.005cm" svg:y2="14.923cm">
            <text:p/>
          </draw:line>
          <draw:custom-shape draw:name="Rectangle 100" draw:style-name="gr20" draw:text-style-name="P21" draw:layer="layout" svg:width="1.603cm" svg:height="1.289cm" svg:x="25.4cm" svg:y="11.103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21" draw:text-style-name="P21" draw:layer="layout" svg:width="1.603cm" svg:height="1.289cm" svg:x="23.796cm" svg:y="11.103cm">
            <text:p text:style-name="P19"><text:span text:style-name="T27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22" draw:text-style-name="P21" draw:layer="layout" svg:width="1.603cm" svg:height="1.289cm" svg:x="22.193cm" svg:y="11.103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23" draw:text-style-name="P21" draw:layer="layout" svg:width="1.537cm" svg:height="1.289cm" svg:x="20.654cm" svg:y="11.103cm">
            <text:p text:style-name="P19"><text:span text:style-name="T2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18" draw:text-style-name="P13" draw:layer="layout" svg:x1="20.588cm" svg:y1="11.103cm" svg:x2="27.004cm" svg:y2="11.104cm">
            <text:p/>
          </draw:line>
          <draw:line draw:name="Line 105" draw:style-name="gr18" draw:text-style-name="P13" draw:layer="layout" svg:x1="20.588cm" svg:y1="12.393cm" svg:x2="27.004cm" svg:y2="12.394cm">
            <text:p/>
          </draw:line>
          <draw:line draw:name="Line 106" draw:style-name="gr18" draw:text-style-name="P13" draw:layer="layout" svg:x1="20.588cm" svg:y1="11.103cm" svg:x2="20.589cm" svg:y2="12.393cm">
            <text:p/>
          </draw:line>
          <draw:line draw:name="Line 107" draw:style-name="gr19" draw:text-style-name="P13" draw:layer="layout" svg:x1="22.192cm" svg:y1="11.103cm" svg:x2="22.193cm" svg:y2="12.393cm">
            <text:p/>
          </draw:line>
          <draw:line draw:name="Line 108" draw:style-name="gr19" draw:text-style-name="P13" draw:layer="layout" svg:x1="23.796cm" svg:y1="11.103cm" svg:x2="23.797cm" svg:y2="12.393cm">
            <text:p/>
          </draw:line>
          <draw:line draw:name="Line 109" draw:style-name="gr19" draw:text-style-name="P13" draw:layer="layout" svg:x1="25.4cm" svg:y1="11.103cm" svg:x2="25.401cm" svg:y2="12.393cm">
            <text:p/>
          </draw:line>
          <draw:line draw:name="Line 110" draw:style-name="gr18" draw:text-style-name="P13" draw:layer="layout" svg:x1="27.004cm" svg:y1="11.103cm" svg:x2="27.005cm" svg:y2="12.393cm">
            <text:p/>
          </draw:line>
          <draw:custom-shape draw:name="Rectangle 131" draw:style-name="gr24" draw:text-style-name="P22" draw:layer="layout" svg:width="1.587cm" svg:height="1.289cm" svg:x="25.417cm" svg:y="12.449cm">
            <text:p text:style-name="P19"><text:span text:style-name="T2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25" draw:text-style-name="P22" draw:layer="layout" svg:width="1.587cm" svg:height="1.289cm" svg:x="23.829cm" svg:y="12.449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26" draw:text-style-name="P22" draw:layer="layout" svg:width="1.587cm" svg:height="1.289cm" svg:x="22.242cm" svg:y="12.449cm">
            <text:p text:style-name="P19"><text:span text:style-name="T2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27" draw:text-style-name="P22" draw:layer="layout" svg:width="1.587cm" svg:height="1.289cm" svg:x="20.654cm" svg:y="12.449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18" draw:text-style-name="P13" draw:layer="layout" svg:x1="20.654cm" svg:y1="12.449cm" svg:x2="27.004cm" svg:y2="12.45cm">
            <text:p/>
          </draw:line>
          <draw:line draw:name="Line 136" draw:style-name="gr18" draw:text-style-name="P13" draw:layer="layout" svg:x1="20.654cm" svg:y1="13.739cm" svg:x2="27.004cm" svg:y2="13.74cm">
            <text:p/>
          </draw:line>
          <draw:line draw:name="Line 137" draw:style-name="gr18" draw:text-style-name="P13" draw:layer="layout" svg:x1="20.654cm" svg:y1="12.449cm" svg:x2="20.655cm" svg:y2="13.739cm">
            <text:p/>
          </draw:line>
          <draw:line draw:name="Line 138" draw:style-name="gr19" draw:text-style-name="P13" draw:layer="layout" svg:x1="22.241cm" svg:y1="12.449cm" svg:x2="22.242cm" svg:y2="13.739cm">
            <text:p/>
          </draw:line>
          <draw:line draw:name="Line 139" draw:style-name="gr19" draw:text-style-name="P13" draw:layer="layout" svg:x1="23.829cm" svg:y1="12.449cm" svg:x2="23.83cm" svg:y2="13.739cm">
            <text:p/>
          </draw:line>
          <draw:line draw:name="Line 140" draw:style-name="gr19" draw:text-style-name="P13" draw:layer="layout" svg:x1="25.416cm" svg:y1="12.449cm" svg:x2="25.417cm" svg:y2="13.739cm">
            <text:p/>
          </draw:line>
          <draw:line draw:name="Line 141" draw:style-name="gr18" draw:text-style-name="P13" draw:layer="layout" svg:x1="27.004cm" svg:y1="12.449cm" svg:x2="27.005cm" svg:y2="13.739cm">
            <text:p/>
          </draw:line>
        </draw:g>
        <draw:frame draw:style-name="gr28" draw:text-style-name="P23" draw:layer="layout" svg:width="5.773cm" svg:height="0.887cm" svg:x="20.552cm" svg:y="9.527cm">
          <draw:text-box>
            <text:p><text:span text:style-name="T28">Signature matrix </text:span><text:span text:style-name="T29">M</text:span></text:p>
          </draw:text-box>
        </draw:frame>
        <draw:frame draw:style-name="gr29" draw:text-style-name="P24" draw:layer="layout" svg:width="6.375cm" svg:height="0.839cm" svg:x="20.439cm" svg:y="10.335cm">
          <draw:text-box>
            <text:p><text:span text:style-name="T30"><text:s/></text:span><text:span text:style-name="T30">d1 <text:s text:c="5"/>d2 <text:s text:c="6"/>d3 <text:s text:c="6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electing candidates</text:p>
          </draw:text-box>
        </draw:frame>
        <draw:frame presentation:style-name="pr4" draw:layer="layout" svg:width="25.199cm" svg:height="10.462cm" svg:x="1.4cm" svg:y="4.285cm" presentation:class="outline" presentation:user-transformed="true">
          <draw:text-box>
            <text:list text:style-name="L2">
              <text:list-item>
                <text:p text:style-name="P11"><text:span text:style-name="T31">Pick a similarity threshold </text:span><text:span text:style-name="T32">s</text:span><text:span text:style-name="T31"> (0 &lt; s &lt; 1)</text:span></text:p>
                <text:p text:style-name="P11"><text:span text:style-name="T33"/></text:p>
              </text:list-item>
              <text:list-item>
                <text:p text:style-name="P11"><text:span text:style-name="T33">Columns </text:span><text:span text:style-name="T34">x</text:span><text:span text:style-name="T35"> </text:span><text:span text:style-name="T33">and </text:span><text:span text:style-name="T34">y</text:span><text:span text:style-name="T33"> of </text:span><text:span text:style-name="T34">M</text:span><text:span text:style-name="T33"> are a </text:span><text:span text:style-name="T36">candidate pair</text:span><text:span text:style-name="T33"> if their </text:span><text:span text:style-name="T33">signatures agree (</text:span><text:span text:style-name="T17">M</text:span><text:span text:style-name="T11"> (</text:span><text:span text:style-name="T17">i, x</text:span><text:span text:style-name="T11">) = </text:span><text:span text:style-name="T17">M</text:span><text:span text:style-name="T11"> (</text:span><text:span text:style-name="T17">i, y</text:span><text:span text:style-name="T11">)</text:span><text:span text:style-name="T15">) on</text:span><text:span text:style-name="T15"><text:line-break/></text:span><text:span text:style-name="T15">at least fraction </text:span><text:span text:style-name="T17">s</text:span><text:span text:style-name="T15"> of their rows</text:span></text:p>
                <text:p text:style-name="P25"><text:span text:style-name="T37"/></text:p>
              </text:list-item>
              <text:list-item>
                <text:p text:style-name="P25"><text:span text:style-name="T15">We expect documents </text:span><text:span text:style-name="T17">x</text:span><text:span text:style-name="T15"> and </text:span><text:span text:style-name="T17">y</text:span><text:span text:style-name="T15"> to have</text:span><text:span text:style-name="T15"><text:line-break/></text:span><text:span text:style-name="T15">the same (Jaccard) similarity</text:span><text:span text:style-name="T15"><text:line-break/></text:span><text:span text:style-name="T15">as their signatures</text:span></text:p>
              </text:list-item>
            </text:list>
          </draw:text-box>
        </draw:frame>
        <draw:g draw:name="Group 69">
          <draw:custom-shape draw:name="Rectangle 69" draw:style-name="gr30" draw:text-style-name="P20" draw:layer="layout" svg:width="1.587cm" svg:height="1.198cm" svg:x="25.417cm" svg:y="13.724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31" draw:text-style-name="P20" draw:layer="layout" svg:width="1.587cm" svg:height="1.198cm" svg:x="23.829cm" svg:y="13.724cm">
            <text:p text:style-name="P19"><text:span text:style-name="T2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32" draw:text-style-name="P20" draw:layer="layout" svg:width="1.587cm" svg:height="1.198cm" svg:x="22.242cm" svg:y="13.724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33" draw:text-style-name="P20" draw:layer="layout" svg:width="1.587cm" svg:height="1.198cm" svg:x="20.654cm" svg:y="13.724cm">
            <text:p text:style-name="P19"><text:span text:style-name="T2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18" draw:text-style-name="P13" draw:layer="layout" svg:x1="20.654cm" svg:y1="13.724cm" svg:x2="27.004cm" svg:y2="13.725cm">
            <text:p/>
          </draw:line>
          <draw:line draw:name="Line 74" draw:style-name="gr18" draw:text-style-name="P13" draw:layer="layout" svg:x1="20.654cm" svg:y1="14.923cm" svg:x2="27.004cm" svg:y2="14.924cm">
            <text:p/>
          </draw:line>
          <draw:line draw:name="Line 75" draw:style-name="gr18" draw:text-style-name="P13" draw:layer="layout" svg:x1="20.654cm" svg:y1="13.724cm" svg:x2="20.655cm" svg:y2="14.923cm">
            <text:p/>
          </draw:line>
          <draw:line draw:name="Line 76" draw:style-name="gr19" draw:text-style-name="P13" draw:layer="layout" svg:x1="22.241cm" svg:y1="13.724cm" svg:x2="22.242cm" svg:y2="14.923cm">
            <text:p/>
          </draw:line>
          <draw:line draw:name="Line 77" draw:style-name="gr19" draw:text-style-name="P13" draw:layer="layout" svg:x1="23.829cm" svg:y1="13.724cm" svg:x2="23.83cm" svg:y2="14.923cm">
            <text:p/>
          </draw:line>
          <draw:line draw:name="Line 78" draw:style-name="gr19" draw:text-style-name="P13" draw:layer="layout" svg:x1="25.416cm" svg:y1="13.724cm" svg:x2="25.417cm" svg:y2="14.923cm">
            <text:p/>
          </draw:line>
          <draw:line draw:name="Line 79" draw:style-name="gr18" draw:text-style-name="P13" draw:layer="layout" svg:x1="27.004cm" svg:y1="13.724cm" svg:x2="27.005cm" svg:y2="14.923cm">
            <text:p/>
          </draw:line>
          <draw:custom-shape draw:name="Rectangle 100" draw:style-name="gr34" draw:text-style-name="P21" draw:layer="layout" svg:width="1.603cm" svg:height="1.289cm" svg:x="25.4cm" svg:y="11.103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35" draw:text-style-name="P21" draw:layer="layout" svg:width="1.603cm" svg:height="1.289cm" svg:x="23.796cm" svg:y="11.103cm">
            <text:p text:style-name="P19"><text:span text:style-name="T27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36" draw:text-style-name="P21" draw:layer="layout" svg:width="1.603cm" svg:height="1.289cm" svg:x="22.193cm" svg:y="11.103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37" draw:text-style-name="P21" draw:layer="layout" svg:width="1.537cm" svg:height="1.289cm" svg:x="20.654cm" svg:y="11.103cm">
            <text:p text:style-name="P19"><text:span text:style-name="T2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18" draw:text-style-name="P13" draw:layer="layout" svg:x1="20.588cm" svg:y1="11.103cm" svg:x2="27.004cm" svg:y2="11.104cm">
            <text:p/>
          </draw:line>
          <draw:line draw:name="Line 105" draw:style-name="gr18" draw:text-style-name="P13" draw:layer="layout" svg:x1="20.588cm" svg:y1="12.393cm" svg:x2="27.004cm" svg:y2="12.394cm">
            <text:p/>
          </draw:line>
          <draw:line draw:name="Line 106" draw:style-name="gr18" draw:text-style-name="P13" draw:layer="layout" svg:x1="20.588cm" svg:y1="11.103cm" svg:x2="20.589cm" svg:y2="12.393cm">
            <text:p/>
          </draw:line>
          <draw:line draw:name="Line 107" draw:style-name="gr19" draw:text-style-name="P13" draw:layer="layout" svg:x1="22.192cm" svg:y1="11.103cm" svg:x2="22.193cm" svg:y2="12.393cm">
            <text:p/>
          </draw:line>
          <draw:line draw:name="Line 108" draw:style-name="gr19" draw:text-style-name="P13" draw:layer="layout" svg:x1="23.796cm" svg:y1="11.103cm" svg:x2="23.797cm" svg:y2="12.393cm">
            <text:p/>
          </draw:line>
          <draw:line draw:name="Line 109" draw:style-name="gr19" draw:text-style-name="P13" draw:layer="layout" svg:x1="25.4cm" svg:y1="11.103cm" svg:x2="25.401cm" svg:y2="12.393cm">
            <text:p/>
          </draw:line>
          <draw:line draw:name="Line 110" draw:style-name="gr18" draw:text-style-name="P13" draw:layer="layout" svg:x1="27.004cm" svg:y1="11.103cm" svg:x2="27.005cm" svg:y2="12.393cm">
            <text:p/>
          </draw:line>
          <draw:custom-shape draw:name="Rectangle 131" draw:style-name="gr38" draw:text-style-name="P22" draw:layer="layout" svg:width="1.587cm" svg:height="1.289cm" svg:x="25.417cm" svg:y="12.449cm">
            <text:p text:style-name="P19"><text:span text:style-name="T2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39" draw:text-style-name="P22" draw:layer="layout" svg:width="1.587cm" svg:height="1.289cm" svg:x="23.829cm" svg:y="12.449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40" draw:text-style-name="P22" draw:layer="layout" svg:width="1.587cm" svg:height="1.289cm" svg:x="22.242cm" svg:y="12.449cm">
            <text:p text:style-name="P19"><text:span text:style-name="T2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41" draw:text-style-name="P22" draw:layer="layout" svg:width="1.587cm" svg:height="1.289cm" svg:x="20.654cm" svg:y="12.449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18" draw:text-style-name="P13" draw:layer="layout" svg:x1="20.654cm" svg:y1="12.449cm" svg:x2="27.004cm" svg:y2="12.45cm">
            <text:p/>
          </draw:line>
          <draw:line draw:name="Line 136" draw:style-name="gr18" draw:text-style-name="P13" draw:layer="layout" svg:x1="20.654cm" svg:y1="13.739cm" svg:x2="27.004cm" svg:y2="13.74cm">
            <text:p/>
          </draw:line>
          <draw:line draw:name="Line 137" draw:style-name="gr18" draw:text-style-name="P13" draw:layer="layout" svg:x1="20.654cm" svg:y1="12.449cm" svg:x2="20.655cm" svg:y2="13.739cm">
            <text:p/>
          </draw:line>
          <draw:line draw:name="Line 138" draw:style-name="gr19" draw:text-style-name="P13" draw:layer="layout" svg:x1="22.241cm" svg:y1="12.449cm" svg:x2="22.242cm" svg:y2="13.739cm">
            <text:p/>
          </draw:line>
          <draw:line draw:name="Line 139" draw:style-name="gr19" draw:text-style-name="P13" draw:layer="layout" svg:x1="23.829cm" svg:y1="12.449cm" svg:x2="23.83cm" svg:y2="13.739cm">
            <text:p/>
          </draw:line>
          <draw:line draw:name="Line 140" draw:style-name="gr19" draw:text-style-name="P13" draw:layer="layout" svg:x1="25.416cm" svg:y1="12.449cm" svg:x2="25.417cm" svg:y2="13.739cm">
            <text:p/>
          </draw:line>
          <draw:line draw:name="Line 141" draw:style-name="gr18" draw:text-style-name="P13" draw:layer="layout" svg:x1="27.004cm" svg:y1="12.449cm" svg:x2="27.005cm" svg:y2="13.739cm">
            <text:p/>
          </draw:line>
        </draw:g>
        <draw:frame draw:style-name="gr28" draw:text-style-name="P23" draw:layer="layout" svg:width="5.773cm" svg:height="0.887cm" svg:x="20.552cm" svg:y="9.527cm">
          <draw:text-box>
            <text:p><text:span text:style-name="T28">Signature matrix </text:span><text:span text:style-name="T29">M</text:span></text:p>
          </draw:text-box>
        </draw:frame>
        <draw:frame draw:style-name="gr29" draw:text-style-name="P24" draw:layer="layout" svg:width="6.375cm" svg:height="0.839cm" svg:x="20.439cm" svg:y="10.335cm">
          <draw:text-box>
            <text:p><text:span text:style-name="T30"><text:s/></text:span><text:span text:style-name="T30">d1 <text:s text:c="5"/>d2 <text:s text:c="6"/>d3 <text:s text:c="6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7.977cm" svg:height="2.503cm" svg:x="0.069cm" svg:y="0.028cm" presentation:class="title" presentation:user-transformed="true">
          <draw:text-box>
            <text:p>Creating buckets of similar document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1"><text:span text:style-name="T38">Big idea: hash columns of signature matrix </text:span><text:span text:style-name="T39">M</text:span></text:p>
              </text:list-item>
              <text:list-item>
                <text:p text:style-name="P17"><text:span text:style-name="T15">Arrange that (only) </text:span><text:span text:style-name="T11">similar columns</text:span><text:span text:style-name="T15"> are likely to </text:span><text:span text:style-name="T11">hash to the same bucket</text:span><text:span text:style-name="T15">, with high probability</text:span></text:p>
              </text:list-item>
              <text:list-item>
                <text:p text:style-name="P17"><text:span text:style-name="T40">Candidate pairs are those</text:span><text:span text:style-name="T40"><text:line-break/></text:span><text:span text:style-name="T40">that hash to the same bucket</text:span></text:p>
              </text:list-item>
            </text:list>
          </draw:text-box>
        </draw:frame>
        <draw:g draw:name="Group 69">
          <draw:custom-shape draw:name="Rectangle 69" draw:style-name="gr42" draw:text-style-name="P20" draw:layer="layout" svg:width="1.587cm" svg:height="1.198cm" svg:x="25.417cm" svg:y="13.725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43" draw:text-style-name="P20" draw:layer="layout" svg:width="1.587cm" svg:height="1.198cm" svg:x="23.829cm" svg:y="13.725cm">
            <text:p text:style-name="P19"><text:span text:style-name="T2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44" draw:text-style-name="P20" draw:layer="layout" svg:width="1.587cm" svg:height="1.198cm" svg:x="22.242cm" svg:y="13.725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45" draw:text-style-name="P20" draw:layer="layout" svg:width="1.587cm" svg:height="1.198cm" svg:x="20.654cm" svg:y="13.725cm">
            <text:p text:style-name="P19"><text:span text:style-name="T2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18" draw:text-style-name="P13" draw:layer="layout" svg:x1="20.654cm" svg:y1="13.725cm" svg:x2="27.004cm" svg:y2="13.726cm">
            <text:p/>
          </draw:line>
          <draw:line draw:name="Line 74" draw:style-name="gr18" draw:text-style-name="P13" draw:layer="layout" svg:x1="20.654cm" svg:y1="14.924cm" svg:x2="27.004cm" svg:y2="14.925cm">
            <text:p/>
          </draw:line>
          <draw:line draw:name="Line 75" draw:style-name="gr18" draw:text-style-name="P13" draw:layer="layout" svg:x1="20.654cm" svg:y1="13.725cm" svg:x2="20.655cm" svg:y2="14.924cm">
            <text:p/>
          </draw:line>
          <draw:line draw:name="Line 76" draw:style-name="gr19" draw:text-style-name="P13" draw:layer="layout" svg:x1="22.241cm" svg:y1="13.725cm" svg:x2="22.242cm" svg:y2="14.924cm">
            <text:p/>
          </draw:line>
          <draw:line draw:name="Line 77" draw:style-name="gr19" draw:text-style-name="P13" draw:layer="layout" svg:x1="23.829cm" svg:y1="13.725cm" svg:x2="23.83cm" svg:y2="14.924cm">
            <text:p/>
          </draw:line>
          <draw:line draw:name="Line 78" draw:style-name="gr19" draw:text-style-name="P13" draw:layer="layout" svg:x1="25.416cm" svg:y1="13.725cm" svg:x2="25.417cm" svg:y2="14.924cm">
            <text:p/>
          </draw:line>
          <draw:line draw:name="Line 79" draw:style-name="gr18" draw:text-style-name="P13" draw:layer="layout" svg:x1="27.004cm" svg:y1="13.725cm" svg:x2="27.005cm" svg:y2="14.924cm">
            <text:p/>
          </draw:line>
          <draw:custom-shape draw:name="Rectangle 100" draw:style-name="gr46" draw:text-style-name="P21" draw:layer="layout" svg:width="1.603cm" svg:height="1.289cm" svg:x="25.4cm" svg:y="11.104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47" draw:text-style-name="P21" draw:layer="layout" svg:width="1.603cm" svg:height="1.289cm" svg:x="23.796cm" svg:y="11.104cm">
            <text:p text:style-name="P19"><text:span text:style-name="T27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48" draw:text-style-name="P21" draw:layer="layout" svg:width="1.603cm" svg:height="1.289cm" svg:x="22.193cm" svg:y="11.104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49" draw:text-style-name="P21" draw:layer="layout" svg:width="1.537cm" svg:height="1.289cm" svg:x="20.654cm" svg:y="11.104cm">
            <text:p text:style-name="P19"><text:span text:style-name="T2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18" draw:text-style-name="P13" draw:layer="layout" svg:x1="20.588cm" svg:y1="11.104cm" svg:x2="27.004cm" svg:y2="11.105cm">
            <text:p/>
          </draw:line>
          <draw:line draw:name="Line 105" draw:style-name="gr18" draw:text-style-name="P13" draw:layer="layout" svg:x1="20.588cm" svg:y1="12.394cm" svg:x2="27.004cm" svg:y2="12.395cm">
            <text:p/>
          </draw:line>
          <draw:line draw:name="Line 106" draw:style-name="gr18" draw:text-style-name="P13" draw:layer="layout" svg:x1="20.588cm" svg:y1="11.104cm" svg:x2="20.589cm" svg:y2="12.394cm">
            <text:p/>
          </draw:line>
          <draw:line draw:name="Line 107" draw:style-name="gr19" draw:text-style-name="P13" draw:layer="layout" svg:x1="22.192cm" svg:y1="11.104cm" svg:x2="22.193cm" svg:y2="12.394cm">
            <text:p/>
          </draw:line>
          <draw:line draw:name="Line 108" draw:style-name="gr19" draw:text-style-name="P13" draw:layer="layout" svg:x1="23.796cm" svg:y1="11.104cm" svg:x2="23.797cm" svg:y2="12.394cm">
            <text:p/>
          </draw:line>
          <draw:line draw:name="Line 109" draw:style-name="gr19" draw:text-style-name="P13" draw:layer="layout" svg:x1="25.4cm" svg:y1="11.104cm" svg:x2="25.401cm" svg:y2="12.394cm">
            <text:p/>
          </draw:line>
          <draw:line draw:name="Line 110" draw:style-name="gr18" draw:text-style-name="P13" draw:layer="layout" svg:x1="27.004cm" svg:y1="11.104cm" svg:x2="27.005cm" svg:y2="12.394cm">
            <text:p/>
          </draw:line>
          <draw:custom-shape draw:name="Rectangle 131" draw:style-name="gr50" draw:text-style-name="P22" draw:layer="layout" svg:width="1.587cm" svg:height="1.289cm" svg:x="25.417cm" svg:y="12.45cm">
            <text:p text:style-name="P19"><text:span text:style-name="T2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51" draw:text-style-name="P22" draw:layer="layout" svg:width="1.587cm" svg:height="1.289cm" svg:x="23.829cm" svg:y="12.45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52" draw:text-style-name="P22" draw:layer="layout" svg:width="1.587cm" svg:height="1.289cm" svg:x="22.242cm" svg:y="12.45cm">
            <text:p text:style-name="P19"><text:span text:style-name="T2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53" draw:text-style-name="P22" draw:layer="layout" svg:width="1.587cm" svg:height="1.289cm" svg:x="20.654cm" svg:y="12.45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18" draw:text-style-name="P13" draw:layer="layout" svg:x1="20.654cm" svg:y1="12.45cm" svg:x2="27.004cm" svg:y2="12.451cm">
            <text:p/>
          </draw:line>
          <draw:line draw:name="Line 136" draw:style-name="gr18" draw:text-style-name="P13" draw:layer="layout" svg:x1="20.654cm" svg:y1="13.74cm" svg:x2="27.004cm" svg:y2="13.741cm">
            <text:p/>
          </draw:line>
          <draw:line draw:name="Line 137" draw:style-name="gr18" draw:text-style-name="P13" draw:layer="layout" svg:x1="20.654cm" svg:y1="12.45cm" svg:x2="20.655cm" svg:y2="13.74cm">
            <text:p/>
          </draw:line>
          <draw:line draw:name="Line 138" draw:style-name="gr19" draw:text-style-name="P13" draw:layer="layout" svg:x1="22.241cm" svg:y1="12.45cm" svg:x2="22.242cm" svg:y2="13.74cm">
            <text:p/>
          </draw:line>
          <draw:line draw:name="Line 139" draw:style-name="gr19" draw:text-style-name="P13" draw:layer="layout" svg:x1="23.829cm" svg:y1="12.45cm" svg:x2="23.83cm" svg:y2="13.74cm">
            <text:p/>
          </draw:line>
          <draw:line draw:name="Line 140" draw:style-name="gr19" draw:text-style-name="P13" draw:layer="layout" svg:x1="25.416cm" svg:y1="12.45cm" svg:x2="25.417cm" svg:y2="13.74cm">
            <text:p/>
          </draw:line>
          <draw:line draw:name="Line 141" draw:style-name="gr18" draw:text-style-name="P13" draw:layer="layout" svg:x1="27.004cm" svg:y1="12.45cm" svg:x2="27.005cm" svg:y2="13.74cm">
            <text:p/>
          </draw:line>
        </draw:g>
        <draw:frame draw:style-name="gr28" draw:text-style-name="P23" draw:layer="layout" svg:width="5.773cm" svg:height="0.887cm" svg:x="20.552cm" svg:y="9.528cm">
          <draw:text-box>
            <text:p><text:span text:style-name="T28">Signature matrix </text:span><text:span text:style-name="T29">M</text:span></text:p>
          </draw:text-box>
        </draw:frame>
        <draw:frame draw:style-name="gr29" draw:text-style-name="P24" draw:layer="layout" svg:width="6.375cm" svg:height="0.839cm" svg:x="20.439cm" svg:y="10.336cm">
          <draw:text-box>
            <text:p><text:span text:style-name="T30"><text:s/></text:span><text:span text:style-name="T30">d1 <text:s text:c="5"/>d2 <text:s text:c="6"/>d3 <text:s text:c="6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65cm" svg:x="1.4cm" svg:y="0.028cm" presentation:class="title" presentation:user-transformed="true">
          <draw:text-box>
            <text:p>Partition M into b bands of size r</text:p>
          </draw:text-box>
        </draw:frame>
        <draw:custom-shape draw:name="Rectangle 3" draw:style-name="gr54" draw:text-style-name="P26" draw:layer="layout" svg:width="12.064cm" svg:height="11.641cm" svg:x="8.497cm" svg:y="2.6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55" draw:text-style-name="P13" draw:layer="layout" svg:x1="8.496cm" svg:y1="5.014cm" svg:x2="20.561cm" svg:y2="5.015cm">
          <text:p/>
        </draw:line>
        <draw:line draw:name="Line 5" draw:style-name="gr55" draw:text-style-name="P13" draw:layer="layout" svg:x1="8.496cm" svg:y1="7.342cm" svg:x2="20.561cm" svg:y2="7.343cm">
          <text:p/>
        </draw:line>
        <draw:line draw:name="Line 6" draw:style-name="gr55" draw:text-style-name="P13" draw:layer="layout" svg:x1="8.496cm" svg:y1="9.67cm" svg:x2="20.561cm" svg:y2="9.671cm">
          <text:p/>
        </draw:line>
        <draw:line draw:name="Line 7" draw:style-name="gr55" draw:text-style-name="P13" draw:layer="layout" svg:x1="8.496cm" svg:y1="11.999cm" svg:x2="20.561cm" svg:y2="12cm">
          <text:p/>
        </draw:line>
        <draw:custom-shape draw:name="Text Box 8" draw:style-name="gr56" draw:text-style-name="P27" draw:layer="layout" svg:width="5.905cm" svg:height="1.013cm" svg:x="11.027cm" svg:y="14.543cm">
          <text:p text:style-name="P9"><text:span text:style-name="T28">Signature matrix <text:s/></text:span><text:span text:style-name="T29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57" draw:text-style-name="P27" draw:layer="layout" svg:width="2.916cm" svg:height="1.775cm" svg:x="22.098cm" svg:y="5.018cm">
          <text:p text:style-name="P9"><text:span text:style-name="T29">r </text:span><text:span text:style-name="T28"><text:s/>rows</text:span></text:p>
          <text:p text:style-name="P9"><text:span text:style-name="T28">per b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58" draw:text-style-name="P13" draw:layer="layout" svg:x1="21.205cm" svg:y1="5.009cm" svg:x2="21.206cm" svg:y2="7.346cm">
          <text:p/>
        </draw:line>
        <draw:line draw:name="Line 11" draw:style-name="gr58" draw:text-style-name="P13" draw:layer="layout" svg:x1="7.015cm" svg:y1="2.685cm" svg:x2="7.016cm" svg:y2="14.327cm">
          <text:p/>
        </draw:line>
        <draw:custom-shape draw:name="Text Box 12" draw:style-name="gr59" draw:text-style-name="P27" draw:layer="layout" svg:width="2.747cm" svg:height="1.013cm" svg:x="3.414cm" svg:y="7.135cm">
          <text:p text:style-name="P9"><text:span text:style-name="T29">b</text:span><text:span text:style-name="T28"> <text:s/>b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0" draw:text-style-name="P28" draw:layer="layout" svg:width="0.634cm" svg:height="11.641cm" svg:x="13.788cm" svg:y="2.6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7" draw:text-style-name="P13" draw:layer="layout" svg:x1="21.62cm" svg:y1="12.21cm" svg:x2="14.423cm" svg:y2="6.495cm">
          <text:p/>
        </draw:line>
        <draw:custom-shape draw:name="Text Box 16" draw:style-name="gr61" draw:text-style-name="P12" draw:layer="layout" svg:width="3.09cm" svg:height="1.775cm" svg:x="22.008cm" svg:y="11.452cm">
          <text:p text:style-name="P11"><text:span text:style-name="T28"><text:s text:c="3"/></text:span><text:span text:style-name="T28">One</text:span></text:p>
          <text:p text:style-name="P11"><text:span text:style-name="T28">sign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layer="layout" svg:width="27.885cm" svg:height="3.782cm" svg:x="0.115cm" svg:y="0.028cm" presentation:class="title" presentation:user-transformed="true">
          <draw:text-box>
            <text:p>Partition M into b bands of size r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1"><text:span text:style-name="T15">Partition matrix </text:span><text:span text:style-name="T17">M</text:span><text:span text:style-name="T15"> into </text:span><text:span text:style-name="T17">b</text:span><text:span text:style-name="T16"> </text:span><text:span text:style-name="T15">bands of </text:span><text:span text:style-name="T17">r</text:span><text:span text:style-name="T15"> rows</text:span></text:p>
              </text:list-item>
              <text:list-item>
                <text:p text:style-name="P17"><text:span text:style-name="T15">For each band, hash its portion of each column to a </text:span><text:span text:style-name="T15">hash table with </text:span><text:span text:style-name="T17">k</text:span><text:span text:style-name="T15"> buckets</text:span></text:p>
                <text:list>
                  <text:list-item>
                    <text:p text:style-name="P18"><text:span text:style-name="T37">Make </text:span><text:span text:style-name="T41">k</text:span><text:span text:style-name="T37"> as large as possible</text:span></text:p>
                  </text:list-item>
                </text:list>
              </text:list-item>
              <text:list-item>
                <text:p text:style-name="P17"><text:span text:style-name="T42">Candidate</text:span><text:span text:style-name="T43"> </text:span><text:span text:style-name="T15">column pairs are those that</text:span><text:span text:style-name="T15"><text:line-break/></text:span><text:span text:style-name="T15">hash to the same bucket for </text:span><text:span text:style-name="T44">≥</text:span><text:span text:style-name="T11"> 1</text:span><text:span text:style-name="T15"> band</text:span></text:p>
              </text:list-item>
              <text:list-item>
                <text:p text:style-name="P17"><text:span text:style-name="T15">Tune</text:span><text:span text:style-name="T16"> </text:span><text:span text:style-name="T17">b</text:span><text:span text:style-name="T15"> and </text:span><text:span text:style-name="T17">r</text:span><text:span text:style-name="T15"> to catch most similar pairs, </text:span><text:span text:style-name="T15"><text:line-break/></text:span><text:span text:style-name="T15">but few non-similar pairs</text:span></text:p>
              </text:list-item>
            </text:list>
          </draw:text-box>
        </draw:frame>
        <draw:g draw:name="Group 69">
          <draw:custom-shape draw:name="Rectangle 69" draw:style-name="gr62" draw:text-style-name="P20" draw:layer="layout" svg:width="1.587cm" svg:height="1.198cm" svg:x="25.417cm" svg:y="13.726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63" draw:text-style-name="P20" draw:layer="layout" svg:width="1.587cm" svg:height="1.198cm" svg:x="23.829cm" svg:y="13.726cm">
            <text:p text:style-name="P19"><text:span text:style-name="T2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64" draw:text-style-name="P20" draw:layer="layout" svg:width="1.587cm" svg:height="1.198cm" svg:x="22.242cm" svg:y="13.726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65" draw:text-style-name="P20" draw:layer="layout" svg:width="1.587cm" svg:height="1.198cm" svg:x="20.654cm" svg:y="13.726cm">
            <text:p text:style-name="P19"><text:span text:style-name="T2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18" draw:text-style-name="P13" draw:layer="layout" svg:x1="20.654cm" svg:y1="13.726cm" svg:x2="27.004cm" svg:y2="13.727cm">
            <text:p/>
          </draw:line>
          <draw:line draw:name="Line 74" draw:style-name="gr18" draw:text-style-name="P13" draw:layer="layout" svg:x1="20.654cm" svg:y1="14.925cm" svg:x2="27.004cm" svg:y2="14.926cm">
            <text:p/>
          </draw:line>
          <draw:line draw:name="Line 75" draw:style-name="gr18" draw:text-style-name="P13" draw:layer="layout" svg:x1="20.654cm" svg:y1="13.726cm" svg:x2="20.655cm" svg:y2="14.925cm">
            <text:p/>
          </draw:line>
          <draw:line draw:name="Line 76" draw:style-name="gr19" draw:text-style-name="P13" draw:layer="layout" svg:x1="22.241cm" svg:y1="13.726cm" svg:x2="22.242cm" svg:y2="14.925cm">
            <text:p/>
          </draw:line>
          <draw:line draw:name="Line 77" draw:style-name="gr19" draw:text-style-name="P13" draw:layer="layout" svg:x1="23.829cm" svg:y1="13.726cm" svg:x2="23.83cm" svg:y2="14.925cm">
            <text:p/>
          </draw:line>
          <draw:line draw:name="Line 78" draw:style-name="gr19" draw:text-style-name="P13" draw:layer="layout" svg:x1="25.416cm" svg:y1="13.726cm" svg:x2="25.417cm" svg:y2="14.925cm">
            <text:p/>
          </draw:line>
          <draw:line draw:name="Line 79" draw:style-name="gr18" draw:text-style-name="P13" draw:layer="layout" svg:x1="27.004cm" svg:y1="13.726cm" svg:x2="27.005cm" svg:y2="14.925cm">
            <text:p/>
          </draw:line>
          <draw:custom-shape draw:name="Rectangle 100" draw:style-name="gr66" draw:text-style-name="P21" draw:layer="layout" svg:width="1.603cm" svg:height="1.289cm" svg:x="25.4cm" svg:y="11.105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67" draw:text-style-name="P21" draw:layer="layout" svg:width="1.603cm" svg:height="1.289cm" svg:x="23.796cm" svg:y="11.105cm">
            <text:p text:style-name="P19"><text:span text:style-name="T27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68" draw:text-style-name="P21" draw:layer="layout" svg:width="1.603cm" svg:height="1.289cm" svg:x="22.193cm" svg:y="11.105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69" draw:text-style-name="P21" draw:layer="layout" svg:width="1.537cm" svg:height="1.289cm" svg:x="20.654cm" svg:y="11.105cm">
            <text:p text:style-name="P19"><text:span text:style-name="T2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18" draw:text-style-name="P13" draw:layer="layout" svg:x1="20.588cm" svg:y1="11.105cm" svg:x2="27.004cm" svg:y2="11.106cm">
            <text:p/>
          </draw:line>
          <draw:line draw:name="Line 105" draw:style-name="gr18" draw:text-style-name="P13" draw:layer="layout" svg:x1="20.588cm" svg:y1="12.395cm" svg:x2="27.004cm" svg:y2="12.396cm">
            <text:p/>
          </draw:line>
          <draw:line draw:name="Line 106" draw:style-name="gr18" draw:text-style-name="P13" draw:layer="layout" svg:x1="20.588cm" svg:y1="11.105cm" svg:x2="20.589cm" svg:y2="12.395cm">
            <text:p/>
          </draw:line>
          <draw:line draw:name="Line 107" draw:style-name="gr19" draw:text-style-name="P13" draw:layer="layout" svg:x1="22.192cm" svg:y1="11.105cm" svg:x2="22.193cm" svg:y2="12.395cm">
            <text:p/>
          </draw:line>
          <draw:line draw:name="Line 108" draw:style-name="gr19" draw:text-style-name="P13" draw:layer="layout" svg:x1="23.796cm" svg:y1="11.105cm" svg:x2="23.797cm" svg:y2="12.395cm">
            <text:p/>
          </draw:line>
          <draw:line draw:name="Line 109" draw:style-name="gr19" draw:text-style-name="P13" draw:layer="layout" svg:x1="25.4cm" svg:y1="11.105cm" svg:x2="25.401cm" svg:y2="12.395cm">
            <text:p/>
          </draw:line>
          <draw:line draw:name="Line 110" draw:style-name="gr18" draw:text-style-name="P13" draw:layer="layout" svg:x1="27.004cm" svg:y1="11.105cm" svg:x2="27.005cm" svg:y2="12.395cm">
            <text:p/>
          </draw:line>
          <draw:custom-shape draw:name="Rectangle 131" draw:style-name="gr70" draw:text-style-name="P22" draw:layer="layout" svg:width="1.587cm" svg:height="1.289cm" svg:x="25.417cm" svg:y="12.451cm">
            <text:p text:style-name="P19"><text:span text:style-name="T2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71" draw:text-style-name="P22" draw:layer="layout" svg:width="1.587cm" svg:height="1.289cm" svg:x="23.829cm" svg:y="12.451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72" draw:text-style-name="P22" draw:layer="layout" svg:width="1.587cm" svg:height="1.289cm" svg:x="22.242cm" svg:y="12.451cm">
            <text:p text:style-name="P19"><text:span text:style-name="T2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73" draw:text-style-name="P22" draw:layer="layout" svg:width="1.587cm" svg:height="1.289cm" svg:x="20.654cm" svg:y="12.451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18" draw:text-style-name="P13" draw:layer="layout" svg:x1="20.654cm" svg:y1="12.451cm" svg:x2="27.004cm" svg:y2="12.452cm">
            <text:p/>
          </draw:line>
          <draw:line draw:name="Line 136" draw:style-name="gr18" draw:text-style-name="P13" draw:layer="layout" svg:x1="20.654cm" svg:y1="13.741cm" svg:x2="27.004cm" svg:y2="13.742cm">
            <text:p/>
          </draw:line>
          <draw:line draw:name="Line 137" draw:style-name="gr18" draw:text-style-name="P13" draw:layer="layout" svg:x1="20.654cm" svg:y1="12.451cm" svg:x2="20.655cm" svg:y2="13.741cm">
            <text:p/>
          </draw:line>
          <draw:line draw:name="Line 138" draw:style-name="gr19" draw:text-style-name="P13" draw:layer="layout" svg:x1="22.241cm" svg:y1="12.451cm" svg:x2="22.242cm" svg:y2="13.741cm">
            <text:p/>
          </draw:line>
          <draw:line draw:name="Line 139" draw:style-name="gr19" draw:text-style-name="P13" draw:layer="layout" svg:x1="23.829cm" svg:y1="12.451cm" svg:x2="23.83cm" svg:y2="13.741cm">
            <text:p/>
          </draw:line>
          <draw:line draw:name="Line 140" draw:style-name="gr19" draw:text-style-name="P13" draw:layer="layout" svg:x1="25.416cm" svg:y1="12.451cm" svg:x2="25.417cm" svg:y2="13.741cm">
            <text:p/>
          </draw:line>
          <draw:line draw:name="Line 141" draw:style-name="gr18" draw:text-style-name="P13" draw:layer="layout" svg:x1="27.004cm" svg:y1="12.451cm" svg:x2="27.005cm" svg:y2="13.741cm">
            <text:p/>
          </draw:line>
        </draw:g>
        <draw:frame draw:style-name="gr28" draw:text-style-name="P23" draw:layer="layout" svg:width="5.773cm" svg:height="0.887cm" svg:x="20.552cm" svg:y="9.529cm">
          <draw:text-box>
            <text:p><text:span text:style-name="T28">Signature matrix </text:span><text:span text:style-name="T29">M</text:span></text:p>
          </draw:text-box>
        </draw:frame>
        <draw:frame draw:style-name="gr29" draw:text-style-name="P24" draw:layer="layout" svg:width="6.375cm" svg:height="0.839cm" svg:x="20.439cm" svg:y="10.337cm">
          <draw:text-box>
            <text:p><text:span text:style-name="T30"><text:s/></text:span><text:span text:style-name="T30">d1 <text:s text:c="5"/>d2 <text:s text:c="6"/>d3 <text:s text:c="6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0" draw:layer="layout" svg:width="7.823cm" svg:height="5.356cm" svg:x="0.644cm" svg:y="1.228cm" presentation:class="title" presentation:user-transformed="true">
          <draw:text-box>
            <text:p>Hashing bands</text:p>
          </draw:text-box>
        </draw:frame>
        <draw:custom-shape draw:name="Rectangle 2" draw:style-name="gr74" draw:text-style-name="P29" draw:layer="layout" svg:width="7.831cm" svg:height="9.312cm" svg:x="10.702cm" svg:y="6.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75" draw:text-style-name="P31" draw:layer="layout" svg:width="2.941cm" svg:height="1.013cm" svg:x="13.233cm" svg:y="5.046cm">
          <text:p text:style-name="P30"><text:span text:style-name="T28">Matrix </text:span><text:span text:style-name="T29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76" draw:text-style-name="P31" draw:layer="layout" svg:width="2.311cm" svg:height="1.013cm" svg:x="19.88cm" svg:y="9.84cm">
          <text:p text:style-name="P30"><text:span text:style-name="T29">r </text:span><text:span text:style-name="T28"><text:s/>ro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5" draw:text-style-name="P13" draw:layer="layout" svg:x1="9.644cm" svg:y1="7.723cm" svg:x2="19.38cm" svg:y2="7.724cm">
          <text:p/>
        </draw:line>
        <draw:line draw:name="Line 6" draw:style-name="gr55" draw:text-style-name="P13" draw:layer="layout" svg:x1="9.644cm" svg:y1="9.417cm" svg:x2="19.38cm" svg:y2="9.418cm">
          <text:p/>
        </draw:line>
        <draw:line draw:name="Line 7" draw:style-name="gr55" draw:text-style-name="P13" draw:layer="layout" svg:x1="9.644cm" svg:y1="11.322cm" svg:x2="19.38cm" svg:y2="11.323cm">
          <text:p/>
        </draw:line>
        <draw:line draw:name="Line 8" draw:style-name="gr55" draw:text-style-name="P13" draw:layer="layout" svg:x1="9.644cm" svg:y1="13.227cm" svg:x2="19.38cm" svg:y2="13.228cm">
          <text:p/>
        </draw:line>
        <draw:line draw:name="Line 9" draw:style-name="gr7" draw:text-style-name="P13" draw:layer="layout" svg:x1="20.862cm" svg:y1="10.052cm" svg:x2="20.863cm" svg:y2="9.417cm">
          <text:p/>
        </draw:line>
        <draw:line draw:name="Line 10" draw:style-name="gr7" draw:text-style-name="P13" draw:layer="layout" svg:x1="20.862cm" svg:y1="10.687cm" svg:x2="20.863cm" svg:y2="11.322cm">
          <text:p/>
        </draw:line>
        <draw:line draw:name="Line 11" draw:style-name="gr7" draw:text-style-name="P13" draw:layer="layout" svg:x1="24.884cm" svg:y1="8.782cm" svg:x2="24.885cm" svg:y2="5.818cm">
          <text:p/>
        </draw:line>
        <draw:line draw:name="Line 12" draw:style-name="gr7" draw:text-style-name="P13" draw:layer="layout" svg:x1="24.884cm" svg:y1="11.322cm" svg:x2="24.885cm" svg:y2="15.132cm">
          <text:p/>
        </draw:line>
        <draw:custom-shape draw:name="Text Box 13" draw:style-name="gr77" draw:text-style-name="P31" draw:layer="layout" svg:width="2.747cm" svg:height="1.013cm" svg:x="23.686cm" svg:y="9.629cm">
          <text:p text:style-name="P30"><text:span text:style-name="T29">b </text:span><text:span text:style-name="T28"><text:s/>b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8" draw:text-style-name="P32" draw:layer="layout" svg:width="0.422cm" svg:height="1.692cm" svg:x="13.242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8" draw:text-style-name="P32" draw:layer="layout" svg:width="0.422cm" svg:height="1.692cm" svg:x="12.184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78" draw:text-style-name="P32" draw:layer="layout" svg:width="0.422cm" svg:height="1.692cm" svg:x="11.126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8" draw:text-style-name="P32" draw:layer="layout" svg:width="0.422cm" svg:height="1.692cm" svg:x="15.359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8" draw:text-style-name="P32" draw:layer="layout" svg:width="0.422cm" svg:height="1.692cm" svg:x="16.417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78" draw:text-style-name="P32" draw:layer="layout" svg:width="0.422cm" svg:height="1.692cm" svg:x="14.301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8" draw:text-style-name="P32" draw:layer="layout" svg:width="0.422cm" svg:height="1.692cm" svg:x="17.476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79" draw:text-style-name="P33" draw:layer="layout" svg:width="6.984cm" svg:height="2.116cm" svg:x="10.491cm" svg:y="0.311cm">
          <text:p text:style-name="P30"><text:span text:style-name="T45">Buckets</text:span></text:p>
          <text:p text:style-name="P30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55" draw:text-style-name="P13" draw:layer="layout" svg:x1="12.184cm" svg:y1="0.31cm" svg:x2="12.185cm" svg:y2="2.427cm">
          <text:p/>
        </draw:line>
        <draw:line draw:name="Line 23" draw:style-name="gr55" draw:text-style-name="P13" draw:layer="layout" svg:x1="13.877cm" svg:y1="0.31cm" svg:x2="13.878cm" svg:y2="2.427cm">
          <text:p/>
        </draw:line>
        <draw:line draw:name="Line 24" draw:style-name="gr55" draw:text-style-name="P13" draw:layer="layout" svg:x1="15.57cm" svg:y1="0.31cm" svg:x2="15.571cm" svg:y2="2.427cm">
          <text:p/>
        </draw:line>
        <draw:line draw:name="Line 25" draw:style-name="gr7" draw:text-style-name="P13" draw:layer="layout" svg:x1="11.337cm" svg:y1="7.723cm" svg:x2="12.654cm" svg:y2="1.863cm">
          <text:p/>
        </draw:line>
        <draw:line draw:name="Line 26" draw:style-name="gr80" draw:text-style-name="P13" draw:layer="layout" svg:x1="12.395cm" svg:y1="7.723cm" svg:x2="16.404cm" svg:y2="1.84cm">
          <text:p/>
        </draw:line>
        <draw:line draw:name="Line 27" draw:style-name="gr7" draw:text-style-name="P13" draw:layer="layout" svg:x1="13.454cm" svg:y1="7.723cm" svg:x2="11.32cm" svg:y2="1.863cm">
          <text:p/>
        </draw:line>
        <draw:line draw:name="Line 28" draw:style-name="gr7" draw:text-style-name="P13" draw:layer="layout" svg:x1="14.512cm" svg:y1="7.723cm" svg:x2="14.679cm" svg:y2="1.886cm">
          <text:p/>
        </draw:line>
        <draw:line draw:name="Line 29" draw:style-name="gr7" draw:text-style-name="P13" draw:layer="layout" svg:x1="15.57cm" svg:y1="7.723cm" svg:x2="13.242cm" svg:y2="1.797cm">
          <text:p/>
        </draw:line>
        <draw:line draw:name="Line 30" draw:style-name="gr80" draw:text-style-name="P13" draw:layer="layout" svg:x1="16.629cm" svg:y1="7.723cm" svg:x2="16.933cm" svg:y2="1.932cm">
          <text:p/>
        </draw:line>
        <draw:line draw:name="Line 31" draw:style-name="gr80" draw:text-style-name="P13" draw:layer="layout" svg:x1="17.687cm" svg:y1="7.723cm" svg:x2="15.139cm" svg:y2="1.886cm">
          <text:p/>
        </draw:line>
        <draw:g draw:name="Group 32">
          <draw:custom-shape draw:name="Text Box 33" draw:style-name="gr81" draw:text-style-name="P35" draw:layer="layout" svg:width="6.696cm" svg:height="2.537cm" svg:x="20.834cm" svg:y="0.099cm">
            <text:p text:style-name="P34"><text:span text:style-name="T7">Columns 2 and 6</text:span></text:p>
            <text:p text:style-name="P34"><text:span text:style-name="T7">are probably identical </text:span></text:p>
            <text:p text:style-name="P34"><text:span text:style-name="T7">(</text:span><text:span text:style-name="T46">candidate pair</text:span><text:span text:style-name="T7">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4" draw:style-name="gr82" draw:text-style-name="P13" draw:layer="layout" svg:x1="20.404cm" svg:y1="1.069cm" svg:x2="16.496cm" svg:y2="1.369cm">
            <text:p/>
          </draw:line>
        </draw:g>
        <draw:g draw:name="Group 35">
          <draw:custom-shape draw:name="Text Box 36" draw:style-name="gr83" draw:text-style-name="P35" draw:layer="layout" svg:width="6.383cm" svg:height="1.775cm" svg:x="20.221cm" svg:y="2.944cm">
            <text:p text:style-name="P34"><text:span text:style-name="T7">Columns 6 and 7 are</text:span></text:p>
            <text:p text:style-name="P34"><text:span text:style-name="T7">surely differen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7" draw:style-name="gr82" draw:text-style-name="P13" draw:layer="layout" svg:x1="20.227cm" svg:y1="3.913cm" svg:x2="17.052cm" svg:y2="4.548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implifying assumption:<text:line-break/>no collisions (no false positives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1"><text:span text:style-name="T15">We will assume there are </text:span><text:span text:style-name="T11">enough buckets</text:span><text:span text:style-name="T15"> that </text:span><text:span text:style-name="T15">columns are unlikely to hash to the same bucket </text:span><text:span text:style-name="T15">unless they are </text:span><text:span text:style-name="T31">identical</text:span><text:span text:style-name="T43"> </text:span><text:span text:style-name="T15">in a particular band</text:span></text:p>
              </text:list-item>
              <text:list-item>
                <text:p text:style-name="P17"><text:span text:style-name="T47">Hereafter, we assume that “</text:span><text:span text:style-name="T48">same bucket</text:span><text:span text:style-name="T47">” means </text:span><text:span text:style-name="T47">“</text:span><text:span text:style-name="T48">identical in that band</text:span><text:span text:style-name="T47">”</text:span></text:p>
              </text:list-item>
              <text:list-item>
                <text:p text:style-name="P17"><text:span text:style-name="T49">Assumption needed only to simplify analysis, not </text:span><text:span text:style-name="T49">for correctness of algorithm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ample of bands</text:p>
          </draw:text-box>
        </draw:frame>
        <draw:frame presentation:style-name="pr4" draw:layer="layout" svg:width="25.199cm" svg:height="10.762cm" svg:x="1.4cm" svg:y="3.685cm" presentation:class="outline" presentation:user-transformed="true">
          <draw:text-box>
            <text:list text:style-name="L2">
              <text:list-header>
                <text:p text:style-name="P36"><text:span text:style-name="T38">Assume the following case:</text:span></text:p>
                <text:p text:style-name="P36"><text:span text:style-name="T48"/></text:p>
              </text:list-header>
              <text:list-item>
                <text:p text:style-name="P37"><text:span text:style-name="T15">Suppose 100,000 columns of </text:span><text:span text:style-name="T17">M</text:span><text:span text:style-name="T16"> </text:span><text:span text:style-name="T15">(100k docs)</text:span></text:p>
              </text:list-item>
              <text:list-item>
                <text:p text:style-name="P37"><text:span text:style-name="T15">Signatures of 100 integers (rows)</text:span></text:p>
                <text:list>
                  <text:list-item>
                    <text:p text:style-name="P38"><text:span text:style-name="T15">Therefore, signatures take 40Mb</text:span></text:p>
                  </text:list-item>
                </text:list>
              </text:list-item>
              <text:list-item>
                <text:p text:style-name="P37"><text:span text:style-name="T15">Choose </text:span><text:span text:style-name="T17">b</text:span><text:span text:style-name="T11"> </text:span><text:span text:style-name="T15">= 20 bands of </text:span><text:span text:style-name="T17">r</text:span><text:span text:style-name="T11"> </text:span><text:span text:style-name="T15">= 5 integers/band</text:span></text:p>
              </text:list-item>
              <text:list-item>
                <text:p text:style-name="P39"><text:span text:style-name="T11">Goal:</text:span><text:span text:style-name="T50"> </text:span><text:span text:style-name="T49">Find pairs of documents that </text:span><text:span text:style-name="T49"><text:line-break/></text:span><text:span text:style-name="T49">are at least </text:span><text:span text:style-name="T39">s</text:span><text:span text:style-name="T51"> = 0.8</text:span><text:span text:style-name="T49"> similar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uppose sim(C<text:span text:style-name="T52">1</text:span>, C<text:span text:style-name="T52">2</text:span>) = 0.8</text:p>
          </draw:text-box>
        </draw:frame>
        <draw:frame presentation:style-name="pr4" draw:layer="layout" svg:width="25.199cm" svg:height="10.739cm" svg:x="1.4cm" svg:y="4.285cm" presentation:class="outline" presentation:user-transformed="true">
          <draw:text-box>
            <text:list text:style-name="L2">
              <text:list-item>
                <text:p text:style-name="P11"><text:span text:style-name="T38">Find pairs of </text:span><text:span text:style-name="T53"></text:span><text:span text:style-name="T38"> </text:span><text:span text:style-name="T39">s</text:span><text:span text:style-name="T51">=</text:span><text:span text:style-name="T49">0.8 similarity, set </text:span><text:span text:style-name="T38">b</text:span><text:span text:style-name="T49">=20, </text:span><text:span text:style-name="T38">r</text:span><text:span text:style-name="T49">=5</text:span></text:p>
              </text:list-item>
              <text:list-item>
                <text:p text:style-name="P11"><text:span text:style-name="T37">Since sim(C</text:span><text:span text:style-name="T54">1</text:span><text:span text:style-name="T37">, C</text:span><text:span text:style-name="T54">2</text:span><text:span text:style-name="T37">) </text:span><text:span text:style-name="T55"></text:span><text:span text:style-name="T37"> </text:span><text:span text:style-name="T56">s</text:span><text:span text:style-name="T37">, we want C</text:span><text:span text:style-name="T54">1</text:span><text:span text:style-name="T37">, C</text:span><text:span text:style-name="T54">2</text:span><text:span text:style-name="T37"> to be a </text:span><text:span text:style-name="T57">candidate pair</text:span></text:p>
                <text:list>
                  <text:list-item>
                    <text:p text:style-name="P18"><text:span text:style-name="T37">We want them to hash to </text:span><text:span text:style-name="T57">at least 1 common bucket</text:span><text:span text:style-name="T58"><text:line-break/></text:span><text:span text:style-name="T37">(at least one band is identical)</text:span></text:p>
                  </text:list-item>
                </text:list>
              </text:list-item>
              <text:list-item>
                <text:p text:style-name="P11"><text:span text:style-name="T38">Probability C</text:span><text:span text:style-name="T59">1</text:span><text:span text:style-name="T38">, C</text:span><text:span text:style-name="T59">2</text:span><text:span text:style-name="T38"> identical in one particular band: </text:span><text:span text:style-name="T49">(0.8)</text:span><text:span text:style-name="T60">5</text:span><text:span text:style-name="T49"> = 0.328</text:span></text:p>
              </text:list-item>
              <text:list-item>
                <text:p text:style-name="P11"><text:span text:style-name="T61">Probability C</text:span><text:span text:style-name="T62">1</text:span><text:span text:style-name="T61">, C</text:span><text:span text:style-name="T62">2</text:span><text:span text:style-name="T61"> are </text:span><text:span text:style-name="T32">not</text:span><text:span text:style-name="T61"> similar in all of the 20 </text:span><text:span text:style-name="T61">bands:</text:span></text:p>
                <text:list>
                  <text:list-header>
                    <text:p text:style-name="P18"><text:span text:style-name="T15">(1-0.328)</text:span><text:span text:style-name="T63">20</text:span><text:span text:style-name="T15"> = 0.00035 </text:span></text:p>
                  </text:list-header>
                  <text:list-item>
                    <text:p text:style-name="P18"><text:span text:style-name="T37">i.e., about 1/3000th of the 80%-similar column pairs are </text:span><text:span text:style-name="T57">false negatives</text:span><text:span text:style-name="T64"><text:line-break/></text:span><text:span text:style-name="T37">(we will miss them)</text:span></text:p>
                  </text:list-item>
                </text:list>
              </text:list-item>
              <text:list-item>
                <text:p><text:span text:style-name="T65">We would find 99.965% pairs of truly similar document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uppose sim(C<text:span text:style-name="T52">1</text:span>, C<text:span text:style-name="T52">2</text:span>) = 0.3</text:p>
          </draw:text-box>
        </draw:frame>
        <draw:frame presentation:style-name="pr4" draw:layer="layout" svg:width="25.199cm" svg:height="10.739cm" svg:x="1.4cm" svg:y="4.285cm" presentation:class="outline" presentation:user-transformed="true">
          <draw:text-box>
            <text:list text:style-name="L2">
              <text:list-item>
                <text:p text:style-name="P11"><text:span text:style-name="T66">Find pairs of </text:span><text:span text:style-name="T67"></text:span><text:span text:style-name="T66"> </text:span><text:span text:style-name="T13">s</text:span><text:span text:style-name="T68">=</text:span><text:span text:style-name="T12">0.8 similarity, set </text:span><text:span text:style-name="T66">b</text:span><text:span text:style-name="T12">=20, </text:span><text:span text:style-name="T66">r</text:span><text:span text:style-name="T12">=5</text:span></text:p>
              </text:list-item>
              <text:list-item>
                <text:p text:style-name="P11"><text:span text:style-name="T37">Since sim(C</text:span><text:span text:style-name="T54">1</text:span><text:span text:style-name="T37">, C</text:span><text:span text:style-name="T54">2</text:span><text:span text:style-name="T37">) </text:span><text:span text:style-name="T55">&lt;</text:span><text:span text:style-name="T37"> </text:span><text:span text:style-name="T56">s</text:span><text:span text:style-name="T37">, we </text:span><text:span text:style-name="T56">do not </text:span><text:span text:style-name="T37">want C</text:span><text:span text:style-name="T54">1</text:span><text:span text:style-name="T37">, C</text:span><text:span text:style-name="T54">2</text:span><text:span text:style-name="T37"> to be a </text:span><text:span text:style-name="T57">candidate </text:span><text:span text:style-name="T57">pair</text:span></text:p>
              </text:list-item>
              <text:list-item>
                <text:p text:style-name="P11"><text:span text:style-name="T66">Probability C</text:span><text:span text:style-name="T69">1</text:span><text:span text:style-name="T66">, C</text:span><text:span text:style-name="T69">2</text:span><text:span text:style-name="T66"> identical in one particular band:</text:span></text:p>
                <text:list>
                  <text:list-header>
                    <text:p text:style-name="P18"><text:span text:style-name="T15">(0.3)</text:span><text:span text:style-name="T63">5</text:span><text:span text:style-name="T15"> <text:s/>= 0.00243</text:span></text:p>
                  </text:list-header>
                </text:list>
              </text:list-item>
              <text:list-item>
                <text:p text:style-name="P11"><text:span text:style-name="T15">Probability C</text:span><text:span text:style-name="T70">1</text:span><text:span text:style-name="T15">, C</text:span><text:span text:style-name="T70">2</text:span><text:span text:style-name="T15"> identical in at least 1 of 20 bands:</text:span></text:p>
                <text:list>
                  <text:list-header>
                    <text:p text:style-name="P18"><text:span text:style-name="T15">1 - (1 - 0.00243)</text:span><text:span text:style-name="T63">20</text:span><text:span text:style-name="T15"> = 0.0474</text:span></text:p>
                  </text:list-header>
                </text:list>
              </text:list-item>
              <text:list-item>
                <text:p text:style-name="P25"><text:span text:style-name="T37">In other words, approximately 4.74% pairs of docs with </text:span><text:span text:style-name="T37">similarity 0.3% end up becoming </text:span><text:span text:style-name="T57">candidate pairs</text:span></text:p>
                <text:list>
                  <text:list-item>
                    <text:p text:style-name="P18"><text:span text:style-name="T71">They are </text:span><text:span text:style-name="T72">false positives</text:span><text:span text:style-name="T73"> </text:span><text:span text:style-name="T71">since we will have to examine them (they </text:span><text:span text:style-name="T71">are candidate pairs) but then it will turn out their similarity is </text:span><text:span text:style-name="T71">below threshold </text:span><text:span text:style-name="T74">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LSH summary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40"><text:span text:style-name="T61">Tune </text:span><text:span text:style-name="T32">K (permutations), b (bands), r (permutations/</text:span><text:span text:style-name="T32">band)</text:span><text:span text:style-name="T61"> to get almost all pairs with similar signatures, </text:span><text:span text:style-name="T61">but eliminate most pairs that do not have similar </text:span><text:span text:style-name="T61">signatures</text:span></text:p>
                <text:p text:style-name="P17"><text:span text:style-name="T75"/></text:p>
              </text:list-item>
              <text:list-item>
                <text:p text:style-name="P40"><text:span text:style-name="T15">After finding candidates, check in main memory </text:span><text:span text:style-name="T15">that </text:span><text:span text:style-name="T11">candidate pairs</text:span><text:span text:style-name="T15"> really do have </text:span><text:span text:style-name="T11">similar </text:span><text:span text:style-name="T11">signatur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ubtitle" presentation:presentation-page-layout-name="AL3T19">
        <draw:frame presentation:style-name="pr5" draw:layer="layout" svg:width="25.199cm" svg:height="2.629cm" svg:x="1.4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41" draw:layer="layout" svg:width="25.199cm" svg:height="11.158cm" svg:x="1.4cm" svg:y="3.566cm" presentation:class="outline" presentation:user-transformed="true">
          <draw:text-box>
            <text:list text:style-name="L2">
              <text:list-item>
                <text:p text:style-name="P11"><text:span text:style-name="T66">Locality-Sensitive Hashing</text:span><text:span text:style-name="T19">: </text:span><text:span text:style-name="T20">Focus on pairs of </text:span><text:span text:style-name="T20">signatures likely to be from similar documents</text:span></text:p>
                <text:list>
                  <text:list-item>
                    <text:p text:style-name="P18"><text:span text:style-name="T24">We used hashing to find </text:span><text:span text:style-name="T26">candidate pairs</text:span><text:span text:style-name="T24"> of similarity </text:span><text:span text:style-name="T76"></text:span><text:span text:style-name="T24"> </text:span><text:span text:style-name="T26">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s for TT08-TT09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Mining of Massive Datasets 2<text:span text:style-name="T4">nd</text:span> edition (2014) by Leskovec et al.</text:p>
                <text:list>
                  <text:list-item>
                    <text:p>Exercises 3.1.4 (Jaccard similarity)</text:p>
                  </text:list-item>
                  <text:list-item>
                    <text:p>Exercises 3.2.5 (Shingling)</text:p>
                  </text:list-item>
                  <text:list-item>
                    <text:p>Exercises 3.3.6 (Min hashing)</text:p>
                  </text:list-item>
                  <text:list-item>
                    <text:p>Exercises 3.4.4 (Locality-sensitive hash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Symbol" svg:font-family="Symbol"/>
    <style:font-face style:name="Tahoma1" svg:font-family="Tahoma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2="1" draw:dots2-length="316%" draw:distance="23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5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9T12:52:38.840331379</dc:date>
    <meta:editing-duration>PT7H29M16S</meta:editing-duration>
    <meta:editing-cycles>61</meta:editing-cycles>
    <meta:generator>LibreOffice/6.0.7.3$Linux_X86_64 LibreOffice_project/00m0$Build-3</meta:generator>
    <dc:creator>Carlos Castillo</dc:creator>
    <meta:document-statistic meta:object-count="337"/>
  </office:meta>
</office:document-meta>
</file>

<file path=Object 1/content.xml><?xml version="1.0" encoding="utf-8"?>
<math xmlns="http://www.w3.org/1998/Math/MathML" display="block"/>
</file>